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bb038" officeooo:paragraph-rsid="000bb038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officeooo:rsid="000bb038" officeooo:paragraph-rsid="000bb038" style:font-size-asian="15pt" style:font-size-complex="15pt"/>
    </style:style>
    <style:style style:name="P3" style:family="paragraph" style:parent-style-name="Standard">
      <style:text-properties officeooo:rsid="000bb038" officeooo:paragraph-rsid="000bb0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2 PROGRAMACIÓN</text:p>
      <text:p text:style-name="P2"/>
      <text:p text:style-name="P2">Comparator </text:p>
      <text:p text:style-name="P2">JavaTime</text:p>
      <text:p text:style-name="P2">Herencia</text:p>
      <text:p text:style-name="P2">Enum</text:p>
      <text:p text:style-name="P2">Interfaz </text:p>
      <text:p text:style-name="P2">Abstract</text:p>
      <text:p text:style-name="P2">Test</text:p>
      <text:p text:style-name="P2">Listas</text:p>
      <text:p text:style-name="P2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0:39:57.815211086</meta:creation-date>
    <dc:date>2025-01-20T10:43:38.672054511</dc:date>
    <meta:editing-duration>PT3M41S</meta:editing-duration>
    <meta:editing-cycles>1</meta:editing-cycles>
    <meta:document-statistic meta:table-count="0" meta:image-count="0" meta:object-count="0" meta:page-count="1" meta:paragraph-count="9" meta:word-count="10" meta:character-count="74" meta:non-whitespace-character-count="71"/>
    <meta:generator>LibreOffice/24.8.3.2$Linux_X86_64 LibreOffice_project/e14c9fdd1f585efcbb2c5363087a99d20928d522</meta:generator>
  </office:meta>
</office:document-meta>
</file>